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Text_20_body" style:list-style-name="L4"/>
    <style:style style:name="P5" style:family="paragraph" style:parent-style-name="Text_20_body" style:list-style-name="L4">
      <style:paragraph-properties fo:margin-top="0cm" fo:margin-bottom="0cm"/>
    </style:style>
    <style:style style:name="P6" style:family="paragraph" style:parent-style-name="Heading_20_3">
      <style:paragraph-properties fo:margin-top="0.423cm" fo:margin-bottom="0.212cm" fo:keep-with-next="always"/>
      <style:text-properties style:font-name="Arial" style:font-name-asian="Microsoft YaHei" style:font-name-complex="Mangal"/>
    </style:style>
    <style:style style:name="P7" style:family="paragraph" style:parent-style-name="Preformatted_20_Text">
      <style:text-properties style:font-name="Arial" style:font-name-asian="Microsoft YaHei" style:font-name-complex="Mangal"/>
    </style:style>
    <style:style style:name="P8" style:family="paragraph" style:parent-style-name="Preformatted_20_Text">
      <style:text-properties style:text-underline-style="solid" style:text-underline-width="auto" style:text-underline-color="font-color"/>
    </style:style>
    <style:style style:name="P9" style:family="paragraph" style:parent-style-name="Preformatted_20_Text">
      <style:paragraph-properties fo:background-color="#cccc99">
        <style:background-image/>
      </style:paragraph-properties>
    </style:style>
    <style:style style:name="P10" style:family="paragraph" style:parent-style-name="Preformatted_20_Text">
      <style:paragraph-properties fo:background-color="#cccc99">
        <style:background-image/>
      </style:paragraph-properties>
      <style:text-properties fo:font-weight="bold" style:font-weight-asian="bold" style:font-weight-complex="bold"/>
    </style:style>
    <style:style style:name="P11" style:family="paragraph" style:parent-style-name="Preformatted_20_Text">
      <style:paragraph-properties fo:background-color="transparent">
        <style:background-image/>
      </style:paragraph-properties>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fo:language="en" fo:country="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YECTO CMS (content manager system)</text:h>
      <text:h text:style-name="Heading_20_2" text:outline-level="2">Herramientas</text:h>
      <text:list xml:id="list4033060675603528008" text:style-name="L1">
        <text:list-item>
          <text:p text:style-name="P1">Composer</text:p>
        </text:list-item>
        <text:list-item>
          <text:p text:style-name="P1">Activerecords php</text:p>
        </text:list-item>
        <text:list-item>
          <text:p text:style-name="P1">Smarty php</text:p>
        </text:list-item>
      </text:list>
      <text:p text:style-name="Standard"/>
      <text:h text:style-name="Heading_20_2" text:outline-level="2">Tablas</text:h>
      <text:list xml:id="list3805818853448033311" text:style-name="L2">
        <text:list-item>
          <text:p text:style-name="P2">users: id, nick, pass, name</text:p>
        </text:list-item>
        <text:list-item>
          <text:p text:style-name="P2"><text:bookmark text:name="result_box1"/><text:span text:style-name="T4">categories</text:span>: id, name, <text:bookmark text:name="result_box"/><text:span text:style-name="T4">description</text:span> </text:p>
        </text:list-item>
        <text:list-item>
          <text:p text:style-name="P2">sections: id, name, description, category_id</text:p>
        </text:list-item>
        <text:list-item>
          <text:p text:style-name="P2">documents: id, title,description, link, section_id</text:p>
        </text:list-item>
      </text:list>
      <text:p text:style-name="Standard"/>
      <text:h text:style-name="Heading_20_2" text:outline-level="2">Funcionalidades</text:h>
      <text:list xml:id="list2555942863111555079" text:style-name="L3">
        <text:list-item>
          <text:p text:style-name="P3">login</text:p>
        </text:list-item>
        <text:list-item>
          <text:p text:style-name="P3">abm categoria</text:p>
        </text:list-item>
        <text:list-item>
          <text:p text:style-name="P3">abm seccion</text:p>
        </text:list-item>
        <text:list-item>
          <text:p text:style-name="P3">abm documento(con carga archivo)</text:p>
        </text:list-item>
      </text:list>
      <text:p text:style-name="Standard"/>
      <text:h text:style-name="Heading_20_3" text:outline-level="3">Composer:</text:h>
      <text:p text:style-name="Text_20_body">Es un gestor de dependencias, permite descargar <text:s/>paquetes requeridos en un proyecto local. Las librerias se instalan en un directorio del proyecto por defecto llamado “vendor/”.</text:p>
      <text:p text:style-name="Text_20_body"/>
      <text:p text:style-name="Text_20_body">El problema que resuelve Composer es el siguiente:</text:p>
      <text:list xml:id="list8350543857610506291" text:style-name="L4">
        <text:list-item>
          <text:p text:style-name="P5">Dispones de un proyecto que depende de varias librerías desarrolladas por terceros. </text:p>
        </text:list-item>
        <text:list-item>
          <text:p text:style-name="P5">A su vez, varias de esas librerías dependen de otras librerías (tu no tienes por qué conocer estas dependencias "indirectas"). </text:p>
        </text:list-item>
        <text:list-item>
          <text:p text:style-name="P5">Como desarrollador, tu solamente declaras las dependencias "directas" de tu proyecto. </text:p>
        </text:list-item>
        <text:list-item>
          <text:p text:style-name="P4">Composer averigua qué librerías deben instalarse (es decir, resuelve todas esas dependencias indirectas) y descarga automáticamente la versión correcta de cada librería. </text:p>
        </text:list-item>
      </text:list>
      <text:p text:style-name="Standard"/>
      <text:p text:style-name="Standard">Declarando dependencias </text:p>
      <text:p text:style-name="Text_20_body">Para desarrollar este proyecto y necesitamos las librerias php-activerecord y smarty.</text:p>
      <text:p text:style-name="Text_20_body">Para incluir esta librería en el proyecto, lo único que tienes que hacer es crear un archivo <text:span text:style-name="Source_20_Text">composer.json</text:span> para describir las dependencias.</text:p>
      <text:p text:style-name="P10">{</text:p>
      <text:p text:style-name="P10"><text:s text:c="3"/><text:tab/>"require": {</text:p>
      <text:p text:style-name="P10"><text:s text:c="3"/><text:tab/><text:tab/>"php-activerecord/php-activerecord" : "*",</text:p>
      <text:p text:style-name="P10"><text:s text:c="3"/><text:tab/><text:tab/>"smarty/smarty" : "*"</text:p>
      <text:p text:style-name="P10"><text:s text:c="3"/><text:tab/>} </text:p>
      <text:p text:style-name="P10">}</text:p>
      <text:p text:style-name="Preformatted_20_Text"/>
      <text:p text:style-name="Preformatted_20_Text">Utilizando composer. Una vez instalado composer y creado el archivo <text:soft-page-break/>composer.json, entoces podemos ejecutar desde consola.</text:p>
      <text:p text:style-name="Preformatted_20_Text"/>
      <text:p text:style-name="P10">$ composer install</text:p>
      <text:p text:style-name="Preformatted_20_Text"/>
      <text:p text:style-name="Preformatted_20_Text">Este comando nos descarga las dependencias declaradas en el archio composer.json.</text:p>
      <text:p text:style-name="P7"><text:span text:style-name="T1"/></text:p>
      <text:h text:style-name="P6" text:outline-level="3">PHP-ActiveRecord:</text:h>
      <text:p text:style-name="Preformatted_20_Text">Es un patrón de diseño que define una forma de acceder a los datos de una base de datos relacional y convertir las filas de una tabla en objetos. </text:p>
      <text:p text:style-name="Preformatted_20_Text">Cuando se modifican los datos de un objeto se actualiza la fila correspondiente en la base de datos, cuando se crea un objeto se añade una fila y cuando se borra el objecto también se borra de la base de datos. </text:p>
      <text:p text:style-name="Preformatted_20_Text">Su objetivo es simplificar enormemente la interacción con la base de datos y eliminar la tarea de escribir SQL a mano para operaciones comunes. </text:p>
      <text:p text:style-name="Preformatted_20_Text"/>
      <text:p text:style-name="Preformatted_20_Text">Para utilizarlo debemos primero debemos crear el modelo User que se corresponde con una tabla users en la base de datos. Este archivo lo guardamos en la carpeta llamada “models” con el nombre “user.php”.</text:p>
      <text:p text:style-name="P8"/>
      <text:p text:style-name="P10">&lt;?php</text:p>
      <text:p text:style-name="P10">class User extends ActiveRecord\Model {</text:p>
      <text:p text:style-name="P10"><text:s/></text:p>
      <text:p text:style-name="P10">}</text:p>
      <text:p text:style-name="Text_20_body"/>
      <text:p text:style-name="Text_20_body">Luego en nuestra base de datos de nombre “cms” creamos la tabla users.</text:p>
      <text:p text:style-name="P9"><text:line-break/><text:span text:style-name="T2">CREATE TABLE IF NOT EXISTS `users` ( </text:span></text:p>
      <text:p text:style-name="P10">`id` int(11) NOT NULL AUTO_INCREMENT,<text:line-break/>`name` varchar(60) NOT NULL,<text:line-break/>`nick` varchar(60) NOT NULL,</text:p>
      <text:p text:style-name="P10">`pass` varchar(60) NOT NULL,<text:line-break/> PRIMARY KEY (`id`)<text:line-break/>);</text:p>
      <text:p text:style-name="P10"/>
      <text:p text:style-name="P11"/>
      <text:p text:style-name="P11"/>
      <text:p text:style-name="Standard">En la raiz del proyecto creamos el archivo config.php con lo siguiente:</text:p>
      <text:p text:style-name="P11"/>
      <text:p text:style-name="P10">&lt;?php</text:p>
      <text:p text:style-name="P10"/>
      <text:p text:style-name="P10"># carga automatica de las dependencias phpactiverecord y smarty</text:p>
      <text:p text:style-name="P10">require __DIR__ . '/vendor/autoload.php';</text:p>
      <text:p text:style-name="P10"><text:s/></text:p>
      <text:p text:style-name="P10"># configuracion de la conexion</text:p>
      <text:p text:style-name="P10">ActiveRecord\Config::initialize(function($cfg) {</text:p>
      <text:p text:style-name="P10"><text:s text:c="4"/>$cfg-&gt;set_model_directory('models'); <text:s text:c="4"/></text:p>
      <text:p text:style-name="P10"><text:s text:c="4"/>$cfg-&gt;set_connections(array(</text:p>
      <text:p text:style-name="P10"><text:s text:c="9"/>'development' =&gt; 'mysql://root:pass@localhost/cms'));</text:p>
      <text:p text:style-name="P10"><text:s/>});</text:p>
      <text:p text:style-name="P10"/>
      <text:p text:style-name="Standard"/>
      <text:p text:style-name="Standard">Entonces podemos crear nuestro index.php <text:s/>y utilizar activerecord.</text:p>
      <text:p text:style-name="Standard"/>
      <text:p text:style-name="P10">&lt;?php</text:p>
      <text:p text:style-name="P10"/>
      <text:p text:style-name="P10"># cargamos el archivo de configuracion</text:p>
      <text:p text:style-name="P10">require 'config.php';</text:p>
      <text:p text:style-name="P10"/>
      <text:p text:style-name="P10"><text:soft-page-break/></text:p>
      <text:p text:style-name="P10"/>
      <text:p text:style-name="P10"/>
      <text:p text:style-name="P10"># create Antonio</text:p>
      <text:p text:style-name="P10">$usuario = User::create(array(</text:p>
      <text:p text:style-name="P10"><text:tab/><text:tab/><text:tab/><text:tab/>'name'=&gt;'Antonio',</text:p>
      <text:p text:style-name="P10"><text:tab/><text:tab/><text:tab/><text:tab/>'nick'=&gt;'tito', </text:p>
      <text:p text:style-name="P10"><text:tab/><text:tab/><text:tab/><text:tab/>'pass'=&gt; 'super_22'));</text:p>
      <text:p text:style-name="P10"><text:s text:c="2"/></text:p>
      <text:p text:style-name="P10"># read Antonio</text:p>
      <text:p text:style-name="P10">$usuario = User::find_by_name('Antonio');</text:p>
      <text:p text:style-name="P10"><text:s text:c="2"/></text:p>
      <text:p text:style-name="P10"># update Antonio</text:p>
      <text:p text:style-name="P10">$usuario-&gt;name = 'Antonio Rivas';</text:p>
      <text:p text:style-name="P10">$usuario-&gt;save();</text:p>
      <text:p text:style-name="P10"><text:s/></text:p>
      <text:p text:style-name="P10"># delete Antonio</text:p>
      <text:p text:style-name="P10">$usuario-&gt;delete();</text:p>
      <text:p text:style-name="P10"/>
      <text:p text:style-name="Standard"/>
      <text:h text:style-name="Heading_20_3" text:outline-level="3">Smarty:</text:h>
      <text:p text:style-name="Text_20_body">Primero creamos el template de nombre “user.tpl” dentro de la carpeta llamada “views”.</text:p>
      <text:p text:style-name="P10">&lt;!DOCTYPE html&gt;</text:p>
      <text:p text:style-name="P10">&lt;html&gt;</text:p>
      <text:p text:style-name="P10">&lt;head&gt;</text:p>
      <text:p text:style-name="P10">&lt;title&gt;Usuario&lt;/title&gt;</text:p>
      <text:p text:style-name="P10">&lt;/head&gt;</text:p>
      <text:p text:style-name="P10">&lt;body bgcolor="silver"&gt;</text:p>
      <text:p text:style-name="P10"/>
      <text:p text:style-name="P10">&lt;h1&gt;Usuario&lt;/h1&gt;</text:p>
      <text:p text:style-name="P10"/>
      <text:p text:style-name="P10">&lt;label for="name"&gt;Nombre:&lt;/label&gt;</text:p>
      <text:p text:style-name="P10">&lt;input id="name" name="name" type="text" value="{$name}" size="10" maxlength="10" readonly&gt;</text:p>
      <text:p text:style-name="P10">&lt;br/&gt;</text:p>
      <text:p text:style-name="P10">&lt;label for="nick"&gt;Nick:&lt;/label&gt;</text:p>
      <text:p text:style-name="P10">&lt;input id="nick" name="nick" type="text" value="{$nick}" size="10" maxlength="10" readonly&gt;</text:p>
      <text:p text:style-name="P10">&lt;br/&gt;</text:p>
      <text:p text:style-name="P10">&lt;label for="pass"&gt;Pass:&lt;/label&gt;</text:p>
      <text:p text:style-name="P10">&lt;input id="pass" name="pass" type="text" value="{$pass}" size="10" maxlength="10" readonly&gt;</text:p>
      <text:p text:style-name="P10"/>
      <text:p text:style-name="P10">&lt;/body&gt;</text:p>
      <text:p text:style-name="P10">&lt;/html&gt;</text:p>
      <text:p text:style-name="P10"/>
      <text:p text:style-name="Standard"/>
      <text:p text:style-name="Standard">Luego actualizamos nuestro index.php para cargar el template con smarty.</text:p>
      <text:p text:style-name="Standard"/>
      <text:p text:style-name="P10">&lt;?php</text:p>
      <text:p text:style-name="P10"/>
      <text:p text:style-name="P10"># cargamos el archivo de configuracion</text:p>
      <text:p text:style-name="P10">require 'config.php';</text:p>
      <text:p text:style-name="P10"/>
      <text:p text:style-name="P10"># create Antonio</text:p>
      <text:p text:style-name="P10">$usuario = User::create(array(</text:p>
      <text:p text:style-name="P10"><text:tab/><text:tab/><text:tab/><text:tab/>'name'=&gt;'Antonio',</text:p>
      <text:p text:style-name="P10"><text:tab/><text:tab/><text:tab/><text:tab/>'nick'=&gt;'tito', </text:p>
      <text:p text:style-name="P10"><text:tab/><text:tab/><text:tab/><text:tab/>'pass'=&gt; 'super_22'));</text:p>
      <text:p text:style-name="P10"><text:s text:c="2"/></text:p>
      <text:p text:style-name="P10"><text:soft-page-break/># read Antonio</text:p>
      <text:p text:style-name="P10">$usuario = User::find_by_name('Antonio');</text:p>
      <text:p text:style-name="P10"><text:s text:c="2"/></text:p>
      <text:p text:style-name="P10"># update Antonio</text:p>
      <text:p text:style-name="P10">$usuario-&gt;name = 'Antonio Rivas';</text:p>
      <text:p text:style-name="P10">$usuario-&gt;save();</text:p>
      <text:p text:style-name="P10"><text:s/></text:p>
      <text:p text:style-name="P10"># delete Antonio</text:p>
      <text:p text:style-name="P10">//$usuario-&gt;delete();</text:p>
      <text:p text:style-name="P10"/>
      <text:p text:style-name="P10"/>
      <text:p text:style-name="P10">$smarty = new Smarty;</text:p>
      <text:p text:style-name="P10">$smarty-&gt;assign('name', $usuario-&gt;name);</text:p>
      <text:p text:style-name="P10">$smarty-&gt;assign('nick', $usuario-&gt;nick);</text:p>
      <text:p text:style-name="P10">$smarty-&gt;assign('pass', $usuario-&gt;pass);</text:p>
      <text:p text:style-name="P10">$smarty-&gt;display('views/user.t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ansilla</meta:initial-creator>
    <meta:creation-date>2016-05-24T20:33:31.63</meta:creation-date>
    <dc:date>2016-05-24T23:32:48.13</dc:date>
    <dc:creator>carlos mansilla</dc:creator>
    <meta:editing-duration>PT2H59M</meta:editing-duration>
    <meta:editing-cycles>43</meta:editing-cycles>
    <meta:generator>OpenOffice/4.1.2$Win32 OpenOffice.org_project/412m3$Build-9782</meta:generator>
    <meta:document-statistic meta:table-count="0" meta:image-count="0" meta:object-count="0" meta:page-count="4" meta:paragraph-count="120" meta:word-count="608" meta:character-count="4602"/>
  </office:meta>
</office:document-meta>
</file>